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Times New Roman1" svg:font-family="'Times New Roman'"/>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orphans="2" fo:widows="2"/>
    </style:style>
    <style:style style:name="P2" style:family="paragraph" style:parent-style-name="Text_20_body">
      <style:paragraph-properties fo:orphans="2" fo:widows="2"/>
      <style:text-properties style:text-underline-style="none"/>
    </style:style>
    <style:style style:name="P3" style:family="paragraph" style:parent-style-name="Text_20_body">
      <style:paragraph-properties fo:margin-left="0in" fo:margin-right="0in" fo:margin-top="0in" fo:margin-bottom="0in" fo:text-align="center" style:justify-single-word="false" fo:orphans="2" fo:widows="2" fo:text-indent="0in" style:auto-text-indent="false" style:writing-mode="lr-tb"/>
      <style:text-properties fo:font-variant="normal" fo:text-transform="none" fo:color="#000000" style:font-name="Arial1" fo:font-size="11.25pt" fo:letter-spacing="normal" fo:font-style="normal" style:text-underline-style="none" fo:font-weight="normal" fo:background-color="transparent"/>
    </style:style>
    <style:style style:name="P4" style:family="paragraph" style:parent-style-name="Text_20_body">
      <style:paragraph-properties fo:margin-left="0in" fo:margin-right="0in" fo:margin-top="0in" fo:margin-bottom="0in" fo:line-height="200%" fo:text-align="center" style:justify-single-word="false" fo:orphans="2" fo:widows="2" fo:text-indent="0in" style:auto-text-indent="false" style:writing-mode="lr-tb"/>
      <style:text-properties fo:font-variant="normal" fo:text-transform="none" fo:color="#000000" style:font-name="Arial1" fo:font-size="11.25pt" fo:letter-spacing="normal" fo:font-style="normal" style:text-underline-style="none" fo:font-weight="normal" fo:background-color="transparent"/>
    </style:style>
    <style:style style:name="P5" style:family="paragraph" style:parent-style-name="Text_20_body">
      <style:paragraph-properties fo:margin-left="0in" fo:margin-right="0in" fo:margin-top="0in" fo:margin-bottom="0in" fo:line-height="200%" fo:text-align="start" style:justify-single-word="false" fo:orphans="2" fo:widows="2" fo:text-indent="0in" style:auto-text-indent="false" style:writing-mode="lr-tb"/>
      <style:text-properties fo:font-variant="normal" fo:text-transform="none" fo:color="#000000" style:font-name="Arial1" fo:font-size="11.25pt" fo:letter-spacing="normal" fo:font-style="normal" style:text-underline-style="none" fo:font-weight="normal" fo:background-color="transparent"/>
    </style:style>
    <style:style style:name="P6"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font-name="Arial1" fo:font-size="11.25pt" fo:letter-spacing="normal" fo:font-style="normal" style:text-underline-style="none" fo:font-weight="normal" fo:background-color="transparent"/>
    </style:style>
    <style:style style:name="P7" style:family="paragraph" style:parent-style-name="Text_20_body">
      <style:paragraph-properties fo:margin-left="0in" fo:margin-right="0in" fo:margin-top="0in" fo:margin-bottom="0in" fo:line-height="200%" fo:orphans="2" fo:widows="2" fo:text-indent="0.5in" style:auto-text-indent="false" style:writing-mode="lr-tb"/>
      <style:text-properties fo:font-variant="normal" fo:text-transform="none" fo:color="#000000" style:font-name="Arial1" fo:font-size="11.25pt" fo:letter-spacing="normal" fo:font-style="normal" style:text-underline-style="none" fo:font-weight="normal" fo:background-color="transparent"/>
    </style:style>
    <style:style style:name="P8" style:family="paragraph" style:parent-style-name="Text_20_body">
      <style:paragraph-properties fo:margin-left="0in" fo:margin-right="0in" fo:margin-top="0in" fo:margin-bottom="0in" fo:line-height="200%" fo:orphans="2" fo:widows="2" fo:text-indent="0.5in" style:auto-text-indent="false" style:writing-mode="lr-tb"/>
      <style:text-properties fo:font-variant="normal" fo:text-transform="none" fo:color="#000000" style:font-name="Times New Roman1" fo:font-size="14pt" fo:letter-spacing="normal" fo:font-style="normal" style:text-underline-style="none" fo:font-weight="bold"/>
    </style:style>
    <style:style style:name="T1" style:family="text">
      <style:text-properties style:text-underline-style="solid" style:text-underline-width="auto" style:text-underline-color="font-color"/>
    </style:style>
    <style:style style:name="T2" style:family="text">
      <style:text-properties style:font-name="Arial1" fo:font-size="11.25pt" fo:font-weight="normal" fo:background-color="transparent"/>
    </style:style>
    <style:style style:name="T3" style:family="text">
      <style:text-properties fo:font-variant="normal" fo:text-transform="none" fo:color="#000000" style:font-name="Times New Roman1" fo:font-size="14pt" fo:letter-spacing="normal" fo:font-style="normal" style:text-underline-style="none" fo:font-weight="bold"/>
    </style:style>
    <style:style style:name="T4" style:family="text">
      <style:text-properties fo:font-variant="normal" fo:text-transform="none" fo:color="#000000" style:font-name="Arial1" fo:font-size="11.25pt" fo:letter-spacing="normal" fo:font-style="normal" style:text-underline-style="none" fo:font-weight="normal" fo:background-color="transparent"/>
    </style:style>
    <style:style style:name="T5" style:family="text">
      <style:text-properties fo:font-variant="normal" fo:text-transform="none" fo:color="#000000" style:font-name="Arial1" fo:font-size="9.75pt" fo:letter-spacing="normal" fo:font-style="normal" style:text-underline-style="none" fo:font-weight="normal" fo:background-color="transparent"/>
    </style:style>
    <style:style style:name="T6" style:family="text">
      <style:text-properties fo:font-variant="normal" fo:text-transform="none" fo:color="#1155cc" style:font-name="Arial1" fo:font-size="11.25pt" fo:letter-spacing="normal" fo:font-style="normal" style:text-underline-style="none" fo:font-weight="normal" fo:background-color="transparent"/>
    </style:style>
    <style:style style:name="T7" style:family="text">
      <style:text-properties fo:font-variant="normal" fo:text-transform="none" fo:color="#393939" style:font-name="Verdana" fo:font-size="9pt" fo:letter-spacing="normal" fo:font-style="normal" style:text-underline-style="none" fo:font-weight="normal" fo:background-color="#fdfeff"/>
    </style:style>
    <style:style style:name="T8" style:family="text">
      <style:text-properties fo:font-style="italic" style:font-style-asian="italic" style:font-style-complex="italic"/>
    </style:style>
    <style:style style:name="T9" style:family="text">
      <style:text-properties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internal-source-marker_0.5969016789458692"/>Koba</text:p>
      <text:p text:style-name="P6">A Tyrant and his Idol</text:p>
      <text:p text:style-name="P2"/>
      <text:p text:style-name="P7">There is no doubt in anyone’s mind that a person’s childhood experiences can have lasting impact on his adult life [1]. In the case of Joseph Stalin, much energy has been devoted to discussing the possibility of a personality disorder stemming from his conflicted childhood. Given the circumstances surrounding his family, during his upbringing in the town of Gori, it makes sense that his parents could be so divided on his upbringing. His father Beso, expecting Joseph to lead a stable, working class life as he did, would expect the certainty of a steady wage during hard times. His mother, Keke, hoped that he could leave the current conditions, for a better life than that found in their poor home. It is understandable, though no less reprehensible, that his childhood was very harsh [2]. </text:p>
      <text:p text:style-name="P8"><text:span text:style-name="T2">Little work has been done, however, on the effect of Joseph Dzhugashvili’s favorite book, which he read during his teenage years at seminary school. He was so inspired by Alexander Kazbegi’s The Patricide, that he insisted on being called Koba, after one of the valiant characters of the book, for nearly twenty years. As a childhood friend, Joseph Iremashvili has mentioned, “the subject of [Stalin’s] dreams was Koba...He would become the second Koba, a fighter and a hero” [3].</text:span></text:p>
      <text:p text:style-name="P7">Given that there are no copies of this novel available in English, it is reasonable to assume that any description of the plot is, in the very best of cases, a summary of a translation of a summary. Because of this, many synopses are inaccurate, or more commonly, misrepresentative of the story line, retelling minor details as major plot elements. The worst offender is quite possibly Montfiore, who in <text:span text:style-name="T1">Young Stalin</text:span> describes how Koba “fights against the Russians, sacrificing everything for his wife and country” [4p63]. In the story, as we will soon see, Koba has a girlfriend (Marina), but no wife. He does not fight for his country, but rather against the officers who locked his friend Iago in jail, and forced Iago's love Nunu to marry against her will. To claim that the fight was only incidentally against the Cossack rulers would be unfair; however to claim that the entire book was “a sacrifice for his country” is equally misleading.</text:p>
      <text:p text:style-name="P7"><text:soft-page-break/>After searching unsuccessfully for a pair of summaries without inconsistencies, I turned to Kazbegi's Russian translation of <text:span text:style-name="T1">The Patricide</text:span>, from which to do my own research. </text:p>
      <text:p text:style-name="P4">Part One</text:p>
      <text:p text:style-name="P5"><text:tab/>At the start of the book, the story consists of two “holy” goals – true love, and the free will to acquire it. When a girl named Nunu is given to her aunt and uncle for a decent upbringing, the only rule her father gives is that she <text:span text:style-name="T8">must</text:span><text:span text:style-name="T9"> be wed for love. An arranged marriage was entirely unacceptable. [5p5] As soon as he slinks guiltily out the door, the aunt and uncle send Nunu into the field to work, and begin discussing to whom they will marry her, in order to get her off their hands. While in the field, she finds her beloved Iago, who is a poor serf. They plan their wedding, future, and – if necessary – escape from an arranged marriage. <text:s/>We are here fully engrossed in a classic love story, on par with the Ramayana. Like in the epics, Kazebegi writes nothing that is done on uncertain terms. There are heroes, and there are villains. There is true love, and there is lust. There is white, and there is black. Either you are with us, or you are against us.</text:span></text:p>
      <text:p text:style-name="P1"><text:span text:style-name="T3"/></text:p>
      <text:p text:style-name="P1"><text:span text:style-name="T3"/></text:p>
      <text:p text:style-name="P1"><text:span text:style-name="T3"/></text:p>
      <text:p text:style-name="P1"><text:span text:style-name="T3"><text:line-break/></text:span><text:span text:style-name="T4">Summary</text:span><text:span text:style-name="T3"><text:line-break/><text:line-break/></text:span><text:span text:style-name="T4">What can we learn about Georgia?</text:span><text:span text:style-name="T3"><text:line-break/></text:span><text:span text:style-name="T4">History</text:span><text:span text:style-name="T3"><text:line-break/></text:span><text:span text:style-name="T4">the caucasian war</text:span><text:span text:style-name="T3"><text:line-break/></text:span><text:span text:style-name="T4">Traditions</text:span><text:span text:style-name="T3"><text:line-break/><text:line-break/></text:span><text:span text:style-name="T4">What is an abrek?</text:span><text:span text:style-name="T3"><text:line-break/><text:line-break/></text:span><text:span text:style-name="T4">Who is Koba?</text:span><text:span text:style-name="T3"><text:line-break/><text:line-break/></text:span><text:span text:style-name="T4">How does stalin compare?</text:span><text:span text:style-name="T3"><text:line-break/><text:line-break/><text:line-break/><text:line-break/></text:span><text:span text:style-name="T4">My summary of how things were</text:span><text:span text:style-name="T3"><text:line-break/><text:line-break/></text:span><text:span text:style-name="T4">1) </text:span><text:a xlink:type="simple" xlink:href="http://www.npr.org/blogs/health/2012/10/16/162997951/teenage-brains-are-malleable-and-vulnerable-researchers-say"><text:span text:style-name="T6">http://www.npr.org/blogs/health/2012/10/16/162997951/teenage-brains-are-malleable-and-</text:span></text:a><text:soft-page-break/><text:a xlink:type="simple" xlink:href="http://www.npr.org/blogs/health/2012/10/16/162997951/teenage-brains-are-malleable-and-vulnerable-researchers-say"><text:span text:style-name="T6">vulnerable-researchers-say</text:span></text:a><text:span text:style-name="T3"><text:line-break/></text:span><text:span text:style-name="T4">2) Service</text:span><text:span text:style-name="T3"><text:line-break/></text:span><text:span text:style-name="T4">3) </text:span><text:span text:style-name="T7">Iremashvili I. C. 12</text:span><text:span text:style-name="T3"><text:line-break/></text:span><text:span text:style-name="T4">4) montefiore</text:span><text:span text:style-name="T3"><text:line-break/></text:span><text:span text:style-name="T4">5) kazbegi: </text:span><text:span text:style-name="T5">9785425084873</text:span><text:span text:style-name="T3"><text:line-break/></text:span><text:span text:style-name="T4">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Lohit Hindi1" svg:font-family="'Lohit Hindi'"/>
    <style:font-face style:name="Times New Roman1" svg:font-family="'Times New Roman'"/>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ki Crosson</meta:initial-creator>
    <meta:creation-date>2012-12-10T15:46:18</meta:creation-date>
    <dc:date>2012-12-10T16:01:57</dc:date>
    <dc:creator>Vicki Crosson</dc:creator>
    <meta:editing-duration>PT5M5S</meta:editing-duration>
    <meta:editing-cycles>2</meta:editing-cycles>
    <meta:generator>LibreOffice/3.5$Linux_x86 LibreOffice_project/350m1$Build-2</meta:generator>
    <meta:document-statistic meta:table-count="0" meta:image-count="0" meta:object-count="0" meta:page-count="3" meta:paragraph-count="9" meta:word-count="639" meta:character-count="3763" meta:non-whitespace-character-count="3119"/>
  </office:meta>
</office:document-meta>
</file>